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0000000100BED5A18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nsolas" svg:font-family="Consolas"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ffffff" draw:fill="solid" draw:fill-color="#ffffff" draw:textarea-horizontal-align="justify" draw:textarea-vertical-align="top" draw:auto-grow-height="false" fo:min-height="9.15cm" fo:min-width="16.7cm" draw:shadow="hidden"/>
    </style:style>
    <style:style style:name="gr2" style:family="graphic" style:parent-style-name="standard">
      <style:graphic-properties draw:opacity="25%" draw:opacity-name="" draw:textarea-horizontal-align="justify" draw:textarea-vertical-align="top" draw:auto-grow-height="false" fo:min-height="8.234cm" fo:min-width="16.184cm"/>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standard">
      <style:graphic-properties draw:stroke="none" svg:stroke-color="#000000" draw:fill="none" draw:fill-color="#ffffff" draw:auto-grow-height="true" draw:auto-grow-width="false" fo:max-height="0cm" fo:min-height="0.538cm"/>
    </style:style>
    <style:style style:name="gr5" style:family="graphic" style:parent-style-name="standard" style:list-style-name="L1">
      <style:graphic-properties draw:fill-color="#729fcf" draw:opacity="25%" draw:opacity-name="" draw:textarea-horizontal-align="justify" draw:textarea-vertical-align="middle" draw:auto-grow-height="false" fo:min-height="1.376cm" fo:min-width="2.126cm"/>
    </style:style>
    <style:style style:name="gr6" style:family="graphic" style:parent-style-name="standard" style:list-style-name="L1">
      <style:graphic-properties draw:fill-color="#729fcf" draw:opacity="25%" draw:opacity-name="" draw:textarea-horizontal-align="justify" draw:textarea-vertical-align="middle" draw:auto-grow-height="false" fo:min-height="1.376cm" fo:min-width="2.726cm"/>
    </style:style>
    <style:style style:name="gr7" style:family="graphic" style:parent-style-name="standard">
      <style:graphic-properties draw:fill-color="#729fcf" draw:opacity="25%" draw:opacity-name="" draw:textarea-horizontal-align="justify" draw:textarea-vertical-align="middle" draw:auto-grow-height="false" fo:min-height="1.376cm" fo:min-width="4.126cm"/>
    </style:style>
    <style:style style:name="gr8" style:family="graphic" style:parent-style-name="objectwithoutfill">
      <style:graphic-properties draw:marker-end="Arrow" draw:marker-end-width="0.3cm" draw:fill="none" draw:textarea-vertical-align="middle"/>
    </style:style>
    <style:style style:name="gr9" style:family="graphic">
      <style:graphic-properties style:protect="size"/>
    </style:style>
    <style:style style:name="gr10" style:family="graphic" style:list-style-name="L1">
      <style:graphic-properties draw:fill-color="#729fcf" draw:opacity="25%" draw:opacity-name="" draw:textarea-horizontal-align="justify" draw:textarea-vertical-align="middle" draw:auto-grow-height="false" fo:min-height="1.376cm" fo:min-width="2.126cm"/>
    </style:style>
    <style:style style:name="gr11" style:family="graphic" style:list-style-name="L1">
      <style:graphic-properties draw:fill-color="#729fcf" draw:opacity="25%" draw:opacity-name="" draw:textarea-horizontal-align="justify" draw:textarea-vertical-align="middle" draw:auto-grow-height="false" fo:min-height="1.376cm" fo:min-width="2.726cm"/>
    </style:style>
    <style:style style:name="gr12" style:family="graphic" style:list-style-name="L1">
      <style:graphic-properties draw:fill="solid" draw:fill-color="#729fcf" draw:opacity="25%" draw:opacity-name="" draw:textarea-horizontal-align="justify" draw:textarea-vertical-align="middle" draw:auto-grow-height="false" fo:min-height="1.376cm" fo:min-width="4.126cm"/>
    </style:style>
    <style:style style:name="gr13" style:family="graphic" style:parent-style-name="standard">
      <style:graphic-properties draw:fill-color="#ffffff" draw:opacity="25%" draw:opacity-name="" draw:textarea-horizontal-align="justify" draw:textarea-vertical-align="middle" draw:auto-grow-height="false" fo:min-height="4.082cm" fo:min-width="16.632cm"/>
    </style:style>
    <style:style style:name="gr1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5" style:family="graphic" style:list-style-name="L1">
      <style:graphic-properties draw:fill="solid" draw:fill-color="#ffffff" draw:opacity="100%" draw:opacity-name="" draw:textarea-horizontal-align="justify" draw:textarea-vertical-align="middle" draw:auto-grow-height="false" fo:min-height="1.376cm" fo:min-width="3.726cm"/>
    </style:style>
    <style:style style:name="pr1" style:family="presentation" style:parent-style-name="Standard-notes">
      <style:graphic-properties draw:fill-color="#ffffff" fo:min-height="13.364cm"/>
    </style:style>
    <style:style style:name="P1" style:family="paragraph">
      <style:paragraph-properties fo:text-align="center"/>
      <style:text-properties fo:color="#ffffff" style:font-name="Liberation Sans1" fo:font-size="24pt" fo:font-weight="bold"/>
    </style:style>
    <style:style style:name="P2" style:family="paragraph">
      <style:paragraph-properties fo:text-align="center"/>
      <style:text-properties fo:color="#666666" fo:font-size="28pt" style:text-underline-style="solid" style:text-underline-width="auto" style:text-underline-color="font-color" style:font-size-asian="28pt" style:font-size-complex="28pt"/>
    </style:style>
    <style:style style:name="P3" style:family="paragraph">
      <style:text-properties fo:color="#cc0000" style:font-name="Consolas"/>
    </style:style>
    <style:style style:name="P4" style:family="paragraph">
      <style:paragraph-properties fo:text-align="center"/>
      <style:text-properties fo:color="#666666" style:font-name="Liberation Sans" fo:font-size="16pt" style:text-underline-style="none" style:letter-kerning="true" style:font-name-asian="Droid Sans Fallback" style:font-size-asian="28pt" style:font-size-complex="28pt"/>
    </style:style>
    <style:style style:name="P5" style:family="paragraph">
      <style:paragraph-properties fo:text-align="center"/>
      <style:text-properties fo:color="#666666" style:font-name="Liberation Sans" fo:font-size="16pt" style:letter-kerning="true" style:font-name-asian="Droid Sans Fallback" style:font-size-asian="28pt" style:font-size-complex="28pt"/>
    </style:style>
    <style:style style:name="P6" style:family="paragraph">
      <style:paragraph-properties fo:text-align="center"/>
      <style:text-properties fo:color="#666666" fo:font-size="16pt" style:text-underline-style="none" style:font-size-asian="28pt" style:font-size-complex="28pt"/>
    </style:style>
    <style:style style:name="P7" style:family="paragraph">
      <style:paragraph-properties fo:text-align="center"/>
    </style:style>
    <style:style style:name="P8" style:family="paragraph">
      <style:paragraph-properties fo:text-align="center"/>
      <style:text-properties fo:color="#333366" fo:font-size="28pt" style:text-underline-style="none" style:font-size-asian="28pt" style:font-size-complex="28pt"/>
    </style:style>
    <style:style style:name="P9" style:family="paragraph">
      <style:paragraph-properties fo:text-align="center"/>
      <style:text-properties fo:color="#666666" style:font-name="Liberation Sans" fo:font-size="16pt" style:text-underline-style="none" style:letter-kerning="true" style:font-name-asian="Droid Sans Fallback" style:font-size-asian="16pt" style:font-size-complex="16pt"/>
    </style:style>
    <style:style style:name="T1" style:family="text">
      <style:text-properties fo:font-size="28pt" style:font-size-asian="28pt" style:font-size-complex="28pt"/>
    </style:style>
    <style:style style:name="T2" style:family="text">
      <style:text-properties style:font-name="Consolas"/>
    </style:style>
    <style:style style:name="T3" style:family="text">
      <style:text-properties fo:color="#333366"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polygon draw:style-name="gr1" draw:text-style-name="P1" draw:layer="layout" svg:width="0.434cm" svg:height="0.582cm" svg:x="11.893cm" svg:y="13.708cm" svg:viewBox="0 0 435 583" draw:points="0,583 0,0 122,0 122,489 435,489 435,583">
          <text:p/>
        </draw:polygon>
        <draw:path draw:style-name="gr1" draw:text-style-name="P1" draw:layer="layout" svg:width="0.115cm" svg:height="0.613cm" svg:x="12.412cm" svg:y="13.677cm" svg:viewBox="0 0 116 614" svg:d="M0 86v-86h116v86zM0 614v-448h116v448z">
          <text:p/>
        </draw:path>
        <draw:polygon draw:style-name="gr1" draw:text-style-name="P1" draw:layer="layout" svg:width="0.408cm" svg:height="0.455cm" svg:x="12.646cm" svg:y="13.835cm" svg:viewBox="0 0 409 456" draw:points="293,456 293,205 293,192 292,180 291,169 289,157 288,152 287,147 285,142 284,137 282,133 280,128 278,124 275,120 273,116 270,113 267,110 264,106 261,103 258,101 254,98 251,96 247,94 243,92 238,91 234,89 229,89 224,88 219,87 213,87 208,87 203,88 198,89 193,90 189,91 184,93 179,94 175,97 171,99 167,102 163,105 159,108 156,111 152,115 149,119 146,123 143,127 140,132 137,137 135,142 132,147 130,153 128,158 126,164 125,170 123,176 122,183 121,189 120,196 120,202 120,216 120,456 3,456 3,109 3,79 2,50 1,25 1,20 1,15 0,12 0,9 111,9 111,11 112,15 113,25 114,49 116,75 116,98 118,98 124,85 130,74 137,63 144,53 152,45 160,37 168,29 177,23 186,18 196,13 206,9 216,6 227,3 238,1 250,0 262,0 272,0 281,1 290,2 299,3 308,5 315,7 323,10 330,13 337,17 344,20 350,25 356,29 361,34 366,39 371,44 376,50 380,56 384,62 388,68 391,75 394,82 397,89 399,97 401,104 403,112 405,120 406,129 407,137 409,154 409,172 409,456">
          <text:p/>
        </draw:polygon>
        <draw:polygon draw:style-name="gr1" draw:text-style-name="P1" draw:layer="layout" svg:width="0.408cm" svg:height="0.455cm" svg:x="13.159cm" svg:y="13.843cm" svg:viewBox="0 0 409 456" draw:points="116,0 116,251 116,264 117,276 119,288 120,299 121,304 123,309 124,314 126,319 128,324 130,328 132,332 134,336 136,340 139,344 142,347 145,350 148,353 151,356 155,358 159,360 162,362 167,364 171,366 175,367 180,368 185,369 190,369 196,369 201,369 206,369 211,368 216,367 220,365 225,364 230,362 234,360 238,357 242,355 246,352 250,349 253,345 257,341 260,337 263,333 266,329 269,324 272,319 274,314 277,309 279,304 281,298 283,292 284,286 286,280 287,274 288,267 289,261 289,254 290,240 290,0 406,0 406,348 406,377 407,407 408,431 409,448 298,448 297,432 295,408 294,381 293,359 291,359 285,371 279,382 272,393 265,403 257,412 249,420 241,427 232,433 223,438 213,443 203,447 193,450 182,453 171,455 159,456 147,456 137,456 128,455 119,454 110,453 102,451 94,449 86,446 79,443 72,439 66,436 59,431 53,427 48,422 43,417 38,412 33,407 29,401 25,395 21,388 18,381 15,375 12,367 10,360 8,352 6,344 4,336 3,328 2,319 0,302 0,284 0,0">
          <text:p/>
        </draw:polygon>
        <draw:polygon draw:style-name="gr1" draw:text-style-name="P1" draw:layer="layout" svg:width="0.458cm" svg:height="0.447cm" svg:x="13.628cm" svg:y="13.843cm" svg:viewBox="0 0 459 448" draw:points="333,448 229,286 124,448 0,448 164,216 8,0 133,0 229,146 324,0 450,0 294,215 459,448">
          <text:p/>
        </draw:polygon>
        <draw:polygon draw:style-name="gr1" draw:text-style-name="P1" draw:layer="layout" svg:width="0.546cm" svg:height="0.582cm" svg:x="14.386cm" svg:y="13.708cm" svg:viewBox="0 0 547 583" draw:points="403,583 194,315 122,370 122,583 0,583 0,0 122,0 122,264 385,0 527,0 278,247 547,583">
          <text:p/>
        </draw:polygon>
        <draw:path draw:style-name="gr1" draw:text-style-name="P1" draw:layer="layout" svg:width="0.408cm" svg:height="0.463cm" svg:x="14.973cm" svg:y="13.835cm" svg:viewBox="0 0 409 464" svg:d="M209 464h-12l-11-1-12-1-11-1-10-2-11-3-10-3-10-3-9-4-9-4-9-5-9-5-8-6-7-6-8-6-7-7-6-8-7-8-5-8-6-9-5-10-4-10-5-10-4-11-3-11-3-12-2-12-2-13-2-13-1-13-1-14v-15-16l1-15 1-14 2-14 3-13 3-13 3-12 4-11 5-11 4-10 6-9 5-10 6-8 7-8 6-8 7-7 8-6 8-7 8-5 8-5 8-5 9-4 9-4 10-3 9-3 10-2 10-2 10-2 10-1 10-1 10-1h11 13l12 1 12 2 12 2 11 2 11 3 10 4 9 4 9 5 9 6 8 5 8 6 8 7 7 7 6 8 7 8 5 8 6 9 5 10 4 9 5 10 3 11 4 11 3 11 2 12 3 12 3 25 2 26 1 27v3h-287v14l1 13 2 13 2 13 1 6 2 5 2 6 1 5 3 5 2 5 2 5 3 5 3 4 3 4 3 4 4 3 4 4 4 3 4 3 4 2 5 3 4 2 5 1 6 2 5 1 6 1h6 6 8 7l6-1 7-2 6-2 6-2 5-3 5-3 5-3 4-4 4-4 4-5 3-6 3-5 3-6 2-7 109 10-4 9-5 10-5 10-6 11-4 5-4 6-4 5-4 5-5 5-5 4-5 5-5 5-6 4-6 4-7 4-6 4-7 4-8 3-8 3-8 3-8 3-9 3-10 2-10 1-10 2-11 1h-11zM209 73h-4l-4 1h-5l-4 1-4 1-4 1-4 1-4 1-4 2-4 2-3 2-4 2-3 2-3 3-3 3-3 3-3 4-2 3-3 4-2 4-2 4-3 5-1 5-2 5-2 5-1 6-2 6-1 6-1 6v6l-1 14h174l-2-13-1-12-3-11-3-11-3-10-4-8-3-5-2-4-3-3-3-4-2-3-3-3-4-3-3-3-3-2-4-2-3-2-4-2-4-2-4-1-4-1-4-1-5-1h-4z">
          <text:p/>
        </draw:path>
        <draw:polygon draw:style-name="gr1" draw:text-style-name="P1" draw:layer="layout" svg:width="0.26cm" svg:height="0.455cm" svg:x="15.465cm" svg:y="13.835cm" svg:viewBox="0 0 261 456" draw:points="3,456 3,114 3,83 2,52 1,26 1,15 0,12 0,9 111,9 111,11 112,15 113,26 114,52 116,81 116,104 118,104 127,81 131,71 135,61 137,56 140,51 142,47 145,43 147,39 150,35 153,31 156,28 159,25 162,22 165,19 169,16 172,14 176,11 180,9 184,7 188,6 193,4 198,3 203,2 208,1 213,0 219,0 225,0 230,0 235,0 240,1 245,2 250,3 254,4 256,4 258,5 260,5 261,6 261,103 238,99 232,98 226,98 219,97 211,97 206,97 201,98 196,98 191,99 186,101 181,102 177,104 173,106 169,108 165,111 161,114 157,117 153,120 150,124 147,128 144,132 141,137 138,142 133,152 129,164 126,176 123,190 121,204 120,220 120,237 120,456">
          <text:p/>
        </draw:polygon>
        <draw:polygon draw:style-name="gr1" draw:text-style-name="P1" draw:layer="layout" svg:width="0.408cm" svg:height="0.455cm" svg:x="15.795cm" svg:y="13.835cm" svg:viewBox="0 0 409 456" draw:points="293,456 293,205 293,192 292,180 291,169 289,157 288,152 287,147 285,142 284,137 282,133 280,128 278,124 275,120 273,116 270,113 267,110 264,106 261,103 258,101 254,98 251,96 247,94 243,92 238,91 234,89 229,89 224,88 219,87 213,87 208,87 203,88 198,89 193,90 189,91 184,93 179,94 175,97 171,99 167,102 163,105 159,108 156,111 152,115 149,119 146,123 143,127 140,132 137,137 135,142 132,147 130,153 128,158 126,164 125,170 123,176 122,183 121,189 120,196 120,202 120,216 120,456 3,456 3,109 3,79 2,50 1,25 1,20 1,15 0,12 0,9 111,9 111,11 112,15 113,25 114,49 116,75 116,98 118,98 124,85 130,74 137,63 144,53 152,45 160,37 168,29 177,23 186,18 196,13 206,9 216,6 227,3 238,1 250,0 262,0 272,0 281,1 290,2 299,3 308,5 315,7 323,10 330,13 337,17 344,20 350,25 356,29 361,34 366,39 371,44 376,50 380,56 384,62 388,68 391,75 394,82 397,89 399,97 401,104 403,112 405,120 406,129 407,137 409,154 409,172 409,456">
          <text:p/>
        </draw:polygon>
        <draw:path draw:style-name="gr1" draw:text-style-name="P1" draw:layer="layout" svg:width="0.408cm" svg:height="0.463cm" svg:x="16.29cm" svg:y="13.835cm" svg:viewBox="0 0 409 464" svg:d="M209 464h-12l-11-1-12-1-11-1-10-2-11-3-10-3-10-3-9-4-9-4-9-5-9-5-8-6-7-6-8-6-7-7-6-8-7-8-5-8-6-9-5-10-4-10-5-10-4-11-3-11-3-12-2-12-2-13-2-13-1-13-1-14v-15-16l1-15 1-14 2-14 3-13 3-13 3-12 4-11 5-11 4-10 6-9 5-10 6-8 7-8 6-8 7-7 8-6 8-7 8-5 8-5 8-5 9-4 9-4 10-3 9-3 10-2 10-2 10-2 10-1 10-1 10-1h11 13l12 1 12 2 12 2 11 2 11 3 10 4 9 4 9 5 9 6 8 5 8 6 8 7 7 7 6 8 7 8 5 8 6 9 5 10 4 9 5 10 3 11 4 11 3 11 2 12 3 12 3 25 2 26 1 27v3h-287v14l1 13 2 13 2 13 1 6 2 5 2 6 1 5 3 5 2 5 2 5 3 5 3 4 3 4 3 4 4 3 4 4 4 3 4 3 4 2 5 3 4 2 5 1 6 2 5 1 6 1h6 6 8 7l6-1 7-2 6-2 6-2 5-3 5-3 5-3 4-4 4-4 4-5 3-6 3-5 3-6 2-7 109 10-4 9-5 10-5 10-6 11-4 5-4 6-4 5-4 5-5 5-5 4-5 5-5 5-6 4-6 4-7 4-6 4-7 4-8 3-8 3-8 3-8 3-9 3-10 2-10 1-10 2-11 1h-11zM209 73h-4l-4 1h-5l-4 1-4 1-4 1-4 1-4 1-4 2-4 2-3 2-4 2-3 2-3 3-3 3-3 3-3 4-2 3-3 4-2 4-2 4-3 5-1 5-2 5-2 5-1 6-2 6-1 6-1 6v6l-1 14h174l-2-13-1-12-3-11-3-11-3-10-4-8-3-5-2-4-3-3-3-4-2-3-3-3-4-3-3-3-3-2-4-2-3-2-4-2-4-2-4-1-4-1-4-1-5-1h-4z">
          <text:p/>
        </draw:path>
        <draw:polygon draw:style-name="gr1" draw:text-style-name="P1" draw:layer="layout" svg:width="0.115cm" svg:height="0.613cm" svg:x="16.786cm" svg:y="13.677cm" svg:viewBox="0 0 116 614" draw:points="0,614 0,0 116,0 116,614">
          <text:p/>
        </draw:polygon>
        <draw:custom-shape draw:style-name="gr2" draw:text-style-name="P2" draw:layer="layout" svg:width="17.6cm" svg:height="9.4cm" svg:x="5.4cm" svg:y="7.4cm">
          <text:p text:style-name="P2"><text:span text:style-name="T1">Linux Kernel</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5.4cm" svg:height="0.988cm" svg:x="7.4cm" svg:y="11.6cm">
          <draw:text-box>
            <text:p text:style-name="P3"><text:span text:style-name="T2">cgroups</text:span></text:p>
          </draw:text-box>
        </draw:frame>
        <draw:frame draw:style-name="gr4" draw:text-style-name="P3" draw:layer="layout" svg:width="5.8cm" svg:height="0.988cm" svg:x="12cm" svg:y="10.412cm">
          <draw:text-box>
            <text:p text:style-name="P3"><text:span text:style-name="T2">namespaces</text:span></text:p>
          </draw:text-box>
        </draw:frame>
        <draw:frame draw:style-name="gr3" draw:text-style-name="P3" draw:layer="layout" svg:width="5.4cm" svg:height="0.988cm" svg:x="12.528cm" svg:y="14.2cm">
          <draw:text-box>
            <text:p text:style-name="P3"><text:span text:style-name="T2">Jails</text:span></text:p>
          </draw:text-box>
        </draw:frame>
        <draw:frame draw:style-name="gr3" draw:text-style-name="P3" draw:layer="layout" svg:width="5.4cm" svg:height="0.988cm" svg:x="14.4cm" svg:y="11.6cm">
          <draw:text-box>
            <text:p text:style-name="P3"><text:span text:style-name="T2">SELinux</text:span></text:p>
          </draw:text-box>
        </draw:frame>
        <draw:frame draw:style-name="gr3" draw:text-style-name="P3" draw:layer="layout" svg:width="5.4cm" svg:height="0.988cm" svg:x="15.2cm" svg:y="13.311cm">
          <draw:text-box>
            <text:p text:style-name="P3"><text:span text:style-name="T2">Netlink</text:span></text:p>
          </draw:text-box>
        </draw:frame>
        <draw:frame draw:style-name="gr3" draw:text-style-name="P3" draw:layer="layout" svg:width="5.4cm" svg:height="0.988cm" svg:x="17.8cm" svg:y="14.6cm">
          <draw:text-box>
            <text:p text:style-name="P3"><text:span text:style-name="T2">Netfilter</text:span></text:p>
          </draw:text-box>
        </draw:frame>
        <draw:frame draw:style-name="gr3" draw:text-style-name="P3" draw:layer="layout" svg:width="5.4cm" svg:height="0.988cm" svg:x="17.2cm" svg:y="10.812cm">
          <draw:text-box>
            <text:p text:style-name="P3"><text:span text:style-name="T2">AppArmor</text:span></text:p>
          </draw:text-box>
        </draw:frame>
        <draw:frame draw:style-name="gr4" draw:text-style-name="P3" draw:layer="layout" svg:width="5.8cm" svg:height="0.988cm" svg:x="6.2cm" svg:y="14cm">
          <draw:text-box>
            <text:p text:style-name="P3"><text:span text:style-name="T2">capabilities</text:span></text:p>
          </draw:text-box>
        </draw:frame>
        <draw:polygon draw:style-name="gr1" draw:text-style-name="P1" draw:layer="layout" svg:width="0.434cm" svg:height="0.582cm" svg:x="11.893cm" svg:y="5.508cm" svg:viewBox="0 0 435 583" draw:points="0,583 0,0 122,0 122,489 435,489 435,583">
          <text:p/>
        </draw:polygon>
        <draw:path draw:style-name="gr1" draw:text-style-name="P1" draw:layer="layout" svg:width="0.115cm" svg:height="0.613cm" svg:x="12.412cm" svg:y="5.477cm" svg:viewBox="0 0 116 614" svg:d="M0 86v-86h116v86zM0 614v-448h116v448z">
          <text:p/>
        </draw:path>
        <draw:polygon draw:style-name="gr1" draw:text-style-name="P1" draw:layer="layout" svg:width="0.408cm" svg:height="0.455cm" svg:x="12.646cm" svg:y="5.635cm" svg:viewBox="0 0 409 456" draw:points="293,456 293,205 293,192 292,180 291,169 289,157 288,152 287,147 285,142 284,137 282,133 280,128 278,124 275,120 273,116 270,113 267,110 264,106 261,103 258,101 254,98 251,96 247,94 243,92 238,91 234,89 229,89 224,88 219,87 213,87 208,87 203,88 198,89 193,90 189,91 184,93 179,94 175,97 171,99 167,102 163,105 159,108 156,111 152,115 149,119 146,123 143,127 140,132 137,137 135,142 132,147 130,153 128,158 126,164 125,170 123,176 122,183 121,189 120,196 120,202 120,216 120,456 3,456 3,109 3,79 2,50 1,25 1,20 1,15 0,12 0,9 111,9 111,11 112,15 113,25 114,49 116,75 116,98 118,98 124,85 130,74 137,63 144,53 152,45 160,37 168,29 177,23 186,18 196,13 206,9 216,6 227,3 238,1 250,0 262,0 272,0 281,1 290,2 299,3 308,5 315,7 323,10 330,13 337,17 344,20 350,25 356,29 361,34 366,39 371,44 376,50 380,56 384,62 388,68 391,75 394,82 397,89 399,97 401,104 403,112 405,120 406,129 407,137 409,154 409,172 409,456">
          <text:p/>
        </draw:polygon>
        <draw:polygon draw:style-name="gr1" draw:text-style-name="P1" draw:layer="layout" svg:width="0.408cm" svg:height="0.455cm" svg:x="13.159cm" svg:y="5.643cm" svg:viewBox="0 0 409 456" draw:points="116,0 116,251 116,264 117,276 119,288 120,299 121,304 123,309 124,314 126,319 128,324 130,328 132,332 134,336 136,340 139,344 142,347 145,350 148,353 151,356 155,358 159,360 162,362 167,364 171,366 175,367 180,368 185,369 190,369 196,369 201,369 206,369 211,368 216,367 220,365 225,364 230,362 234,360 238,357 242,355 246,352 250,349 253,345 257,341 260,337 263,333 266,329 269,324 272,319 274,314 277,309 279,304 281,298 283,292 284,286 286,280 287,274 288,267 289,261 289,254 290,240 290,0 406,0 406,348 406,377 407,407 408,431 409,448 298,448 297,432 295,408 294,381 293,359 291,359 285,371 279,382 272,393 265,403 257,412 249,420 241,427 232,433 223,438 213,443 203,447 193,450 182,453 171,455 159,456 147,456 137,456 128,455 119,454 110,453 102,451 94,449 86,446 79,443 72,439 66,436 59,431 53,427 48,422 43,417 38,412 33,407 29,401 25,395 21,388 18,381 15,375 12,367 10,360 8,352 6,344 4,336 3,328 2,319 0,302 0,284 0,0">
          <text:p/>
        </draw:polygon>
        <draw:polygon draw:style-name="gr1" draw:text-style-name="P1" draw:layer="layout" svg:width="0.458cm" svg:height="0.447cm" svg:x="13.628cm" svg:y="5.643cm" svg:viewBox="0 0 459 448" draw:points="333,448 229,286 124,448 0,448 164,216 8,0 133,0 229,146 324,0 450,0 294,215 459,448">
          <text:p/>
        </draw:polygon>
        <draw:polygon draw:style-name="gr1" draw:text-style-name="P1" draw:layer="layout" svg:width="0.546cm" svg:height="0.582cm" svg:x="14.386cm" svg:y="5.508cm" svg:viewBox="0 0 547 583" draw:points="403,583 194,315 122,370 122,583 0,583 0,0 122,0 122,264 385,0 527,0 278,247 547,583">
          <text:p/>
        </draw:polygon>
        <draw:path draw:style-name="gr1" draw:text-style-name="P1" draw:layer="layout" svg:width="0.408cm" svg:height="0.463cm" svg:x="14.973cm" svg:y="5.635cm" svg:viewBox="0 0 409 464" svg:d="M209 464h-12l-11-1-12-1-11-1-10-2-11-3-10-3-10-3-9-4-9-4-9-5-9-5-8-6-7-6-8-6-7-7-6-8-7-8-5-8-6-9-5-10-4-10-5-10-4-11-3-11-3-12-2-12-2-13-2-13-1-13-1-14v-15-16l1-15 1-14 2-14 3-13 3-13 3-12 4-11 5-11 4-10 6-9 5-10 6-8 7-8 6-8 7-7 8-6 8-7 8-5 8-5 8-5 9-4 9-4 10-3 9-3 10-2 10-2 10-2 10-1 10-1 10-1h11 13l12 1 12 2 12 2 11 2 11 3 10 4 9 4 9 5 9 6 8 5 8 6 8 7 7 7 6 8 7 8 5 8 6 9 5 10 4 9 5 10 3 11 4 11 3 11 2 12 3 12 3 25 2 26 1 27v3h-287v14l1 13 2 13 2 13 1 6 2 5 2 6 1 5 3 5 2 5 2 5 3 5 3 4 3 4 3 4 4 3 4 4 4 3 4 3 4 2 5 3 4 2 5 1 6 2 5 1 6 1h6 6 8 7l6-1 7-2 6-2 6-2 5-3 5-3 5-3 4-4 4-4 4-5 3-6 3-5 3-6 2-7 109 10-4 9-5 10-5 10-6 11-4 5-4 6-4 5-4 5-5 5-5 4-5 5-5 5-6 4-6 4-7 4-6 4-7 4-8 3-8 3-8 3-8 3-9 3-10 2-10 1-10 2-11 1h-11zM209 73h-4l-4 1h-5l-4 1-4 1-4 1-4 1-4 1-4 2-4 2-3 2-4 2-3 2-3 3-3 3-3 3-3 4-2 3-3 4-2 4-2 4-3 5-1 5-2 5-2 5-1 6-2 6-1 6-1 6v6l-1 14h174l-2-13-1-12-3-11-3-11-3-10-4-8-3-5-2-4-3-3-3-4-2-3-3-3-4-3-3-3-3-2-4-2-3-2-4-2-4-2-4-1-4-1-4-1-5-1h-4z">
          <text:p/>
        </draw:path>
        <draw:polygon draw:style-name="gr1" draw:text-style-name="P1" draw:layer="layout" svg:width="0.26cm" svg:height="0.455cm" svg:x="15.465cm" svg:y="5.635cm" svg:viewBox="0 0 261 456" draw:points="3,456 3,114 3,83 2,52 1,26 1,15 0,12 0,9 111,9 111,11 112,15 113,26 114,52 116,81 116,104 118,104 127,81 131,71 135,61 137,56 140,51 142,47 145,43 147,39 150,35 153,31 156,28 159,25 162,22 165,19 169,16 172,14 176,11 180,9 184,7 188,6 193,4 198,3 203,2 208,1 213,0 219,0 225,0 230,0 235,0 240,1 245,2 250,3 254,4 256,4 258,5 260,5 261,6 261,103 238,99 232,98 226,98 219,97 211,97 206,97 201,98 196,98 191,99 186,101 181,102 177,104 173,106 169,108 165,111 161,114 157,117 153,120 150,124 147,128 144,132 141,137 138,142 133,152 129,164 126,176 123,190 121,204 120,220 120,237 120,456">
          <text:p/>
        </draw:polygon>
        <draw:polygon draw:style-name="gr1" draw:text-style-name="P1" draw:layer="layout" svg:width="0.408cm" svg:height="0.455cm" svg:x="15.795cm" svg:y="5.635cm" svg:viewBox="0 0 409 456" draw:points="293,456 293,205 293,192 292,180 291,169 289,157 288,152 287,147 285,142 284,137 282,133 280,128 278,124 275,120 273,116 270,113 267,110 264,106 261,103 258,101 254,98 251,96 247,94 243,92 238,91 234,89 229,89 224,88 219,87 213,87 208,87 203,88 198,89 193,90 189,91 184,93 179,94 175,97 171,99 167,102 163,105 159,108 156,111 152,115 149,119 146,123 143,127 140,132 137,137 135,142 132,147 130,153 128,158 126,164 125,170 123,176 122,183 121,189 120,196 120,202 120,216 120,456 3,456 3,109 3,79 2,50 1,25 1,20 1,15 0,12 0,9 111,9 111,11 112,15 113,25 114,49 116,75 116,98 118,98 124,85 130,74 137,63 144,53 152,45 160,37 168,29 177,23 186,18 196,13 206,9 216,6 227,3 238,1 250,0 262,0 272,0 281,1 290,2 299,3 308,5 315,7 323,10 330,13 337,17 344,20 350,25 356,29 361,34 366,39 371,44 376,50 380,56 384,62 388,68 391,75 394,82 397,89 399,97 401,104 403,112 405,120 406,129 407,137 409,154 409,172 409,456">
          <text:p/>
        </draw:polygon>
        <draw:path draw:style-name="gr1" draw:text-style-name="P1" draw:layer="layout" svg:width="0.408cm" svg:height="0.463cm" svg:x="16.29cm" svg:y="5.635cm" svg:viewBox="0 0 409 464" svg:d="M209 464h-12l-11-1-12-1-11-1-10-2-11-3-10-3-10-3-9-4-9-4-9-5-9-5-8-6-7-6-8-6-7-7-6-8-7-8-5-8-6-9-5-10-4-10-5-10-4-11-3-11-3-12-2-12-2-13-2-13-1-13-1-14v-15-16l1-15 1-14 2-14 3-13 3-13 3-12 4-11 5-11 4-10 6-9 5-10 6-8 7-8 6-8 7-7 8-6 8-7 8-5 8-5 8-5 9-4 9-4 10-3 9-3 10-2 10-2 10-2 10-1 10-1 10-1h11 13l12 1 12 2 12 2 11 2 11 3 10 4 9 4 9 5 9 6 8 5 8 6 8 7 7 7 6 8 7 8 5 8 6 9 5 10 4 9 5 10 3 11 4 11 3 11 2 12 3 12 3 25 2 26 1 27v3h-287v14l1 13 2 13 2 13 1 6 2 5 2 6 1 5 3 5 2 5 2 5 3 5 3 4 3 4 3 4 4 3 4 4 4 3 4 3 4 2 5 3 4 2 5 1 6 2 5 1 6 1h6 6 8 7l6-1 7-2 6-2 6-2 5-3 5-3 5-3 4-4 4-4 4-5 3-6 3-5 3-6 2-7 109 10-4 9-5 10-5 10-6 11-4 5-4 6-4 5-4 5-5 5-5 4-5 5-5 5-6 4-6 4-7 4-6 4-7 4-8 3-8 3-8 3-8 3-9 3-10 2-10 1-10 2-11 1h-11zM209 73h-4l-4 1h-5l-4 1-4 1-4 1-4 1-4 1-4 2-4 2-3 2-4 2-3 2-3 3-3 3-3 3-3 4-2 3-3 4-2 4-2 4-3 5-1 5-2 5-2 5-1 6-2 6-1 6-1 6v6l-1 14h174l-2-13-1-12-3-11-3-11-3-10-4-8-3-5-2-4-3-3-3-4-2-3-3-3-4-3-3-3-3-2-4-2-3-2-4-2-4-2-4-1-4-1-4-1-5-1h-4z">
          <text:p/>
        </draw:path>
        <draw:polygon draw:style-name="gr1" draw:text-style-name="P1" draw:layer="layout" svg:width="0.115cm" svg:height="0.613cm" svg:x="16.786cm" svg:y="5.477cm" svg:viewBox="0 0 116 614" draw:points="0,614 0,0 116,0 116,614">
          <text:p/>
        </draw:polygon>
        <draw:custom-shape draw:style-name="gr5" draw:text-style-name="P4" draw:layer="layout" svg:width="2.8cm" svg:height="1.8cm" svg:x="11cm" svg:y="3.4cm">
          <text:p text:style-name="P4">LXC</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3.4cm" svg:height="1.8cm" svg:x="14.5cm" svg:y="3.4cm">
          <text:p text:style-name="P4">libvirt</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4.8cm" svg:height="1.8cm" svg:x="18.2cm" svg:y="3.4cm">
          <text:p text:style-name="P5">systemd-nspaw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2.4cm" svg:y1="5.2cm" svg:x2="12.4cm" svg:y2="7.4cm">
          <text:p/>
        </draw:line>
        <draw:line draw:style-name="gr8" draw:text-style-name="P7" draw:layer="layout" svg:x1="16.2cm" svg:y1="5.2cm" svg:x2="16.2cm" svg:y2="7.4cm">
          <text:p/>
        </draw:line>
        <draw:line draw:style-name="gr8" draw:text-style-name="P7" draw:layer="layout" svg:x1="20.6cm" svg:y1="5.2cm" svg:x2="20.6cm" svg:y2="7.4cm">
          <text:p/>
        </draw:line>
        <presentation:notes draw:style-name="dp2">
          <draw:page-thumbnail draw:style-name="gr9"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polygon draw:style-name="gr1" draw:text-style-name="P1" draw:layer="layout" svg:width="0.434cm" svg:height="0.582cm" svg:x="11.893cm" svg:y="16.308cm" svg:viewBox="0 0 435 583" draw:points="0,583 0,0 122,0 122,489 435,489 435,583">
            <text:p/>
          </draw:polygon>
          <draw:path draw:style-name="gr1" draw:text-style-name="P1" draw:layer="layout" svg:width="0.115cm" svg:height="0.613cm" svg:x="12.412cm" svg:y="16.277cm" svg:viewBox="0 0 116 614" svg:d="M0 86v-86h116v86zM0 614v-448h116v448z">
            <text:p/>
          </draw:path>
          <draw:polygon draw:style-name="gr1" draw:text-style-name="P1" draw:layer="layout" svg:width="0.408cm" svg:height="0.455cm" svg:x="12.646cm" svg:y="16.435cm" svg:viewBox="0 0 409 456" draw:points="293,456 293,205 293,192 292,180 291,169 289,157 288,152 287,147 285,142 284,137 282,133 280,128 278,124 275,120 273,116 270,113 267,110 264,106 261,103 258,101 254,98 251,96 247,94 243,92 238,91 234,89 229,89 224,88 219,87 213,87 208,87 203,88 198,89 193,90 189,91 184,93 179,94 175,97 171,99 167,102 163,105 159,108 156,111 152,115 149,119 146,123 143,127 140,132 137,137 135,142 132,147 130,153 128,158 126,164 125,170 123,176 122,183 121,189 120,196 120,202 120,216 120,456 3,456 3,109 3,79 2,50 1,25 1,20 1,15 0,12 0,9 111,9 111,11 112,15 113,25 114,49 116,75 116,98 118,98 124,85 130,74 137,63 144,53 152,45 160,37 168,29 177,23 186,18 196,13 206,9 216,6 227,3 238,1 250,0 262,0 272,0 281,1 290,2 299,3 308,5 315,7 323,10 330,13 337,17 344,20 350,25 356,29 361,34 366,39 371,44 376,50 380,56 384,62 388,68 391,75 394,82 397,89 399,97 401,104 403,112 405,120 406,129 407,137 409,154 409,172 409,456">
            <text:p/>
          </draw:polygon>
          <draw:polygon draw:style-name="gr1" draw:text-style-name="P1" draw:layer="layout" svg:width="0.408cm" svg:height="0.455cm" svg:x="13.159cm" svg:y="16.443cm" svg:viewBox="0 0 409 456" draw:points="116,0 116,251 116,264 117,276 119,288 120,299 121,304 123,309 124,314 126,319 128,324 130,328 132,332 134,336 136,340 139,344 142,347 145,350 148,353 151,356 155,358 159,360 162,362 167,364 171,366 175,367 180,368 185,369 190,369 196,369 201,369 206,369 211,368 216,367 220,365 225,364 230,362 234,360 238,357 242,355 246,352 250,349 253,345 257,341 260,337 263,333 266,329 269,324 272,319 274,314 277,309 279,304 281,298 283,292 284,286 286,280 287,274 288,267 289,261 289,254 290,240 290,0 406,0 406,348 406,377 407,407 408,431 409,448 298,448 297,432 295,408 294,381 293,359 291,359 285,371 279,382 272,393 265,403 257,412 249,420 241,427 232,433 223,438 213,443 203,447 193,450 182,453 171,455 159,456 147,456 137,456 128,455 119,454 110,453 102,451 94,449 86,446 79,443 72,439 66,436 59,431 53,427 48,422 43,417 38,412 33,407 29,401 25,395 21,388 18,381 15,375 12,367 10,360 8,352 6,344 4,336 3,328 2,319 0,302 0,284 0,0">
            <text:p/>
          </draw:polygon>
          <draw:polygon draw:style-name="gr1" draw:text-style-name="P1" draw:layer="layout" svg:width="0.458cm" svg:height="0.447cm" svg:x="13.628cm" svg:y="16.443cm" svg:viewBox="0 0 459 448" draw:points="333,448 229,286 124,448 0,448 164,216 8,0 133,0 229,146 324,0 450,0 294,215 459,448">
            <text:p/>
          </draw:polygon>
          <draw:polygon draw:style-name="gr1" draw:text-style-name="P1" draw:layer="layout" svg:width="0.546cm" svg:height="0.582cm" svg:x="14.386cm" svg:y="16.308cm" svg:viewBox="0 0 547 583" draw:points="403,583 194,315 122,370 122,583 0,583 0,0 122,0 122,264 385,0 527,0 278,247 547,583">
            <text:p/>
          </draw:polygon>
          <draw:path draw:style-name="gr1" draw:text-style-name="P1" draw:layer="layout" svg:width="0.408cm" svg:height="0.463cm" svg:x="14.973cm" svg:y="16.435cm" svg:viewBox="0 0 409 464" svg:d="M209 464h-12l-11-1-12-1-11-1-10-2-11-3-10-3-10-3-9-4-9-4-9-5-9-5-8-6-7-6-8-6-7-7-6-8-7-8-5-8-6-9-5-10-4-10-5-10-4-11-3-11-3-12-2-12-2-13-2-13-1-13-1-14v-15-16l1-15 1-14 2-14 3-13 3-13 3-12 4-11 5-11 4-10 6-9 5-10 6-8 7-8 6-8 7-7 8-6 8-7 8-5 8-5 8-5 9-4 9-4 10-3 9-3 10-2 10-2 10-2 10-1 10-1 10-1h11 13l12 1 12 2 12 2 11 2 11 3 10 4 9 4 9 5 9 6 8 5 8 6 8 7 7 7 6 8 7 8 5 8 6 9 5 10 4 9 5 10 3 11 4 11 3 11 2 12 3 12 3 25 2 26 1 27v3h-287v14l1 13 2 13 2 13 1 6 2 5 2 6 1 5 3 5 2 5 2 5 3 5 3 4 3 4 3 4 4 3 4 4 4 3 4 3 4 2 5 3 4 2 5 1 6 2 5 1 6 1h6 6 8 7l6-1 7-2 6-2 6-2 5-3 5-3 5-3 4-4 4-4 4-5 3-6 3-5 3-6 2-7 109 10-4 9-5 10-5 10-6 11-4 5-4 6-4 5-4 5-5 5-5 4-5 5-5 5-6 4-6 4-7 4-6 4-7 4-8 3-8 3-8 3-8 3-9 3-10 2-10 1-10 2-11 1h-11zM209 73h-4l-4 1h-5l-4 1-4 1-4 1-4 1-4 1-4 2-4 2-3 2-4 2-3 2-3 3-3 3-3 3-3 4-2 3-3 4-2 4-2 4-3 5-1 5-2 5-2 5-1 6-2 6-1 6-1 6v6l-1 14h174l-2-13-1-12-3-11-3-11-3-10-4-8-3-5-2-4-3-3-3-4-2-3-3-3-4-3-3-3-3-2-4-2-3-2-4-2-4-2-4-1-4-1-4-1-5-1h-4z">
            <text:p/>
          </draw:path>
          <draw:polygon draw:style-name="gr1" draw:text-style-name="P1" draw:layer="layout" svg:width="0.26cm" svg:height="0.455cm" svg:x="15.465cm" svg:y="16.435cm" svg:viewBox="0 0 261 456" draw:points="3,456 3,114 3,83 2,52 1,26 1,15 0,12 0,9 111,9 111,11 112,15 113,26 114,52 116,81 116,104 118,104 127,81 131,71 135,61 137,56 140,51 142,47 145,43 147,39 150,35 153,31 156,28 159,25 162,22 165,19 169,16 172,14 176,11 180,9 184,7 188,6 193,4 198,3 203,2 208,1 213,0 219,0 225,0 230,0 235,0 240,1 245,2 250,3 254,4 256,4 258,5 260,5 261,6 261,103 238,99 232,98 226,98 219,97 211,97 206,97 201,98 196,98 191,99 186,101 181,102 177,104 173,106 169,108 165,111 161,114 157,117 153,120 150,124 147,128 144,132 141,137 138,142 133,152 129,164 126,176 123,190 121,204 120,220 120,237 120,456">
            <text:p/>
          </draw:polygon>
          <draw:polygon draw:style-name="gr1" draw:text-style-name="P1" draw:layer="layout" svg:width="0.408cm" svg:height="0.455cm" svg:x="15.795cm" svg:y="16.435cm" svg:viewBox="0 0 409 456" draw:points="293,456 293,205 293,192 292,180 291,169 289,157 288,152 287,147 285,142 284,137 282,133 280,128 278,124 275,120 273,116 270,113 267,110 264,106 261,103 258,101 254,98 251,96 247,94 243,92 238,91 234,89 229,89 224,88 219,87 213,87 208,87 203,88 198,89 193,90 189,91 184,93 179,94 175,97 171,99 167,102 163,105 159,108 156,111 152,115 149,119 146,123 143,127 140,132 137,137 135,142 132,147 130,153 128,158 126,164 125,170 123,176 122,183 121,189 120,196 120,202 120,216 120,456 3,456 3,109 3,79 2,50 1,25 1,20 1,15 0,12 0,9 111,9 111,11 112,15 113,25 114,49 116,75 116,98 118,98 124,85 130,74 137,63 144,53 152,45 160,37 168,29 177,23 186,18 196,13 206,9 216,6 227,3 238,1 250,0 262,0 272,0 281,1 290,2 299,3 308,5 315,7 323,10 330,13 337,17 344,20 350,25 356,29 361,34 366,39 371,44 376,50 380,56 384,62 388,68 391,75 394,82 397,89 399,97 401,104 403,112 405,120 406,129 407,137 409,154 409,172 409,456">
            <text:p/>
          </draw:polygon>
          <draw:path draw:style-name="gr1" draw:text-style-name="P1" draw:layer="layout" svg:width="0.408cm" svg:height="0.463cm" svg:x="16.29cm" svg:y="16.435cm" svg:viewBox="0 0 409 464" svg:d="M209 464h-12l-11-1-12-1-11-1-10-2-11-3-10-3-10-3-9-4-9-4-9-5-9-5-8-6-7-6-8-6-7-7-6-8-7-8-5-8-6-9-5-10-4-10-5-10-4-11-3-11-3-12-2-12-2-13-2-13-1-13-1-14v-15-16l1-15 1-14 2-14 3-13 3-13 3-12 4-11 5-11 4-10 6-9 5-10 6-8 7-8 6-8 7-7 8-6 8-7 8-5 8-5 8-5 9-4 9-4 10-3 9-3 10-2 10-2 10-2 10-1 10-1 10-1h11 13l12 1 12 2 12 2 11 2 11 3 10 4 9 4 9 5 9 6 8 5 8 6 8 7 7 7 6 8 7 8 5 8 6 9 5 10 4 9 5 10 3 11 4 11 3 11 2 12 3 12 3 25 2 26 1 27v3h-287v14l1 13 2 13 2 13 1 6 2 5 2 6 1 5 3 5 2 5 2 5 3 5 3 4 3 4 3 4 4 3 4 4 4 3 4 3 4 2 5 3 4 2 5 1 6 2 5 1 6 1h6 6 8 7l6-1 7-2 6-2 6-2 5-3 5-3 5-3 4-4 4-4 4-5 3-6 3-5 3-6 2-7 109 10-4 9-5 10-5 10-6 11-4 5-4 6-4 5-4 5-5 5-5 4-5 5-5 5-6 4-6 4-7 4-6 4-7 4-8 3-8 3-8 3-8 3-9 3-10 2-10 1-10 2-11 1h-11zM209 73h-4l-4 1h-5l-4 1-4 1-4 1-4 1-4 1-4 2-4 2-3 2-4 2-3 2-3 3-3 3-3 3-3 4-2 3-3 4-2 4-2 4-3 5-1 5-2 5-2 5-1 6-2 6-1 6-1 6v6l-1 14h174l-2-13-1-12-3-11-3-11-3-10-4-8-3-5-2-4-3-3-3-4-2-3-3-3-4-3-3-3-3-2-4-2-3-2-4-2-4-2-4-1-4-1-4-1-5-1h-4z">
            <text:p/>
          </draw:path>
          <draw:polygon draw:style-name="gr1" draw:text-style-name="P1" draw:layer="layout" svg:width="0.115cm" svg:height="0.613cm" svg:x="16.786cm" svg:y="16.277cm" svg:viewBox="0 0 116 614" draw:points="0,614 0,0 116,0 116,614">
            <text:p/>
          </draw:polygon>
          <draw:custom-shape draw:style-name="gr2" draw:text-style-name="P2" draw:layer="layout" svg:width="17.6cm" svg:height="9.4cm" svg:x="5.4cm" svg:y="10cm">
            <text:p text:style-name="P2"><text:span text:style-name="T1">Linux Kernel</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5.4cm" svg:height="0.988cm" svg:x="7.4cm" svg:y="14.2cm">
            <draw:text-box>
              <text:p text:style-name="P3"><text:span text:style-name="T2">cgroups</text:span></text:p>
            </draw:text-box>
          </draw:frame>
          <draw:frame draw:style-name="gr4" draw:text-style-name="P3" draw:layer="layout" svg:width="5.8cm" svg:height="0.988cm" svg:x="12cm" svg:y="13.012cm">
            <draw:text-box>
              <text:p text:style-name="P3"><text:span text:style-name="T2">namespaces</text:span></text:p>
            </draw:text-box>
          </draw:frame>
          <draw:frame draw:style-name="gr3" draw:text-style-name="P3" draw:layer="layout" svg:width="5.4cm" svg:height="0.988cm" svg:x="12.528cm" svg:y="16.8cm">
            <draw:text-box>
              <text:p text:style-name="P3"><text:span text:style-name="T2">Jails</text:span></text:p>
            </draw:text-box>
          </draw:frame>
          <draw:frame draw:style-name="gr3" draw:text-style-name="P3" draw:layer="layout" svg:width="5.4cm" svg:height="0.988cm" svg:x="14.4cm" svg:y="14.2cm">
            <draw:text-box>
              <text:p text:style-name="P3"><text:span text:style-name="T2">SELinux</text:span></text:p>
            </draw:text-box>
          </draw:frame>
          <draw:frame draw:style-name="gr3" draw:text-style-name="P3" draw:layer="layout" svg:width="5.4cm" svg:height="0.988cm" svg:x="15.2cm" svg:y="15.911cm">
            <draw:text-box>
              <text:p text:style-name="P3"><text:span text:style-name="T2">Netlink</text:span></text:p>
            </draw:text-box>
          </draw:frame>
          <draw:frame draw:style-name="gr3" draw:text-style-name="P3" draw:layer="layout" svg:width="5.4cm" svg:height="0.988cm" svg:x="17.8cm" svg:y="17.2cm">
            <draw:text-box>
              <text:p text:style-name="P3"><text:span text:style-name="T2">Netfilter</text:span></text:p>
            </draw:text-box>
          </draw:frame>
          <draw:frame draw:style-name="gr3" draw:text-style-name="P3" draw:layer="layout" svg:width="5.4cm" svg:height="0.988cm" svg:x="17.2cm" svg:y="13.412cm">
            <draw:text-box>
              <text:p text:style-name="P3"><text:span text:style-name="T2">AppArmor</text:span></text:p>
            </draw:text-box>
          </draw:frame>
          <draw:frame draw:style-name="gr4" draw:text-style-name="P3" draw:layer="layout" svg:width="5.8cm" svg:height="0.988cm" svg:x="6.2cm" svg:y="16.6cm">
            <draw:text-box>
              <text:p text:style-name="P3"><text:span text:style-name="T2">capabilities</text:span></text:p>
            </draw:text-box>
          </draw:frame>
        </draw:g>
        <draw:polygon draw:style-name="gr1" draw:text-style-name="P1" draw:layer="layout" svg:width="0.434cm" svg:height="0.582cm" svg:x="11.893cm" svg:y="8.108cm" svg:viewBox="0 0 435 583" draw:points="0,583 0,0 122,0 122,489 435,489 435,583">
          <text:p/>
        </draw:polygon>
        <draw:path draw:style-name="gr1" draw:text-style-name="P1" draw:layer="layout" svg:width="0.115cm" svg:height="0.613cm" svg:x="12.412cm" svg:y="8.077cm" svg:viewBox="0 0 116 614" svg:d="M0 86v-86h116v86zM0 614v-448h116v448z">
          <text:p/>
        </draw:path>
        <draw:polygon draw:style-name="gr1" draw:text-style-name="P1" draw:layer="layout" svg:width="0.408cm" svg:height="0.455cm" svg:x="12.646cm" svg:y="8.235cm" svg:viewBox="0 0 409 456" draw:points="293,456 293,205 293,192 292,180 291,169 289,157 288,152 287,147 285,142 284,137 282,133 280,128 278,124 275,120 273,116 270,113 267,110 264,106 261,103 258,101 254,98 251,96 247,94 243,92 238,91 234,89 229,89 224,88 219,87 213,87 208,87 203,88 198,89 193,90 189,91 184,93 179,94 175,97 171,99 167,102 163,105 159,108 156,111 152,115 149,119 146,123 143,127 140,132 137,137 135,142 132,147 130,153 128,158 126,164 125,170 123,176 122,183 121,189 120,196 120,202 120,216 120,456 3,456 3,109 3,79 2,50 1,25 1,20 1,15 0,12 0,9 111,9 111,11 112,15 113,25 114,49 116,75 116,98 118,98 124,85 130,74 137,63 144,53 152,45 160,37 168,29 177,23 186,18 196,13 206,9 216,6 227,3 238,1 250,0 262,0 272,0 281,1 290,2 299,3 308,5 315,7 323,10 330,13 337,17 344,20 350,25 356,29 361,34 366,39 371,44 376,50 380,56 384,62 388,68 391,75 394,82 397,89 399,97 401,104 403,112 405,120 406,129 407,137 409,154 409,172 409,456">
          <text:p/>
        </draw:polygon>
        <draw:polygon draw:style-name="gr1" draw:text-style-name="P1" draw:layer="layout" svg:width="0.408cm" svg:height="0.455cm" svg:x="13.159cm" svg:y="8.243cm" svg:viewBox="0 0 409 456" draw:points="116,0 116,251 116,264 117,276 119,288 120,299 121,304 123,309 124,314 126,319 128,324 130,328 132,332 134,336 136,340 139,344 142,347 145,350 148,353 151,356 155,358 159,360 162,362 167,364 171,366 175,367 180,368 185,369 190,369 196,369 201,369 206,369 211,368 216,367 220,365 225,364 230,362 234,360 238,357 242,355 246,352 250,349 253,345 257,341 260,337 263,333 266,329 269,324 272,319 274,314 277,309 279,304 281,298 283,292 284,286 286,280 287,274 288,267 289,261 289,254 290,240 290,0 406,0 406,348 406,377 407,407 408,431 409,448 298,448 297,432 295,408 294,381 293,359 291,359 285,371 279,382 272,393 265,403 257,412 249,420 241,427 232,433 223,438 213,443 203,447 193,450 182,453 171,455 159,456 147,456 137,456 128,455 119,454 110,453 102,451 94,449 86,446 79,443 72,439 66,436 59,431 53,427 48,422 43,417 38,412 33,407 29,401 25,395 21,388 18,381 15,375 12,367 10,360 8,352 6,344 4,336 3,328 2,319 0,302 0,284 0,0">
          <text:p/>
        </draw:polygon>
        <draw:polygon draw:style-name="gr1" draw:text-style-name="P1" draw:layer="layout" svg:width="0.458cm" svg:height="0.447cm" svg:x="13.628cm" svg:y="8.243cm" svg:viewBox="0 0 459 448" draw:points="333,448 229,286 124,448 0,448 164,216 8,0 133,0 229,146 324,0 450,0 294,215 459,448">
          <text:p/>
        </draw:polygon>
        <draw:polygon draw:style-name="gr1" draw:text-style-name="P1" draw:layer="layout" svg:width="0.546cm" svg:height="0.582cm" svg:x="14.386cm" svg:y="8.108cm" svg:viewBox="0 0 547 583" draw:points="403,583 194,315 122,370 122,583 0,583 0,0 122,0 122,264 385,0 527,0 278,247 547,583">
          <text:p/>
        </draw:polygon>
        <draw:path draw:style-name="gr1" draw:text-style-name="P1" draw:layer="layout" svg:width="0.408cm" svg:height="0.463cm" svg:x="14.973cm" svg:y="8.235cm" svg:viewBox="0 0 409 464" svg:d="M209 464h-12l-11-1-12-1-11-1-10-2-11-3-10-3-10-3-9-4-9-4-9-5-9-5-8-6-7-6-8-6-7-7-6-8-7-8-5-8-6-9-5-10-4-10-5-10-4-11-3-11-3-12-2-12-2-13-2-13-1-13-1-14v-15-16l1-15 1-14 2-14 3-13 3-13 3-12 4-11 5-11 4-10 6-9 5-10 6-8 7-8 6-8 7-7 8-6 8-7 8-5 8-5 8-5 9-4 9-4 10-3 9-3 10-2 10-2 10-2 10-1 10-1 10-1h11 13l12 1 12 2 12 2 11 2 11 3 10 4 9 4 9 5 9 6 8 5 8 6 8 7 7 7 6 8 7 8 5 8 6 9 5 10 4 9 5 10 3 11 4 11 3 11 2 12 3 12 3 25 2 26 1 27v3h-287v14l1 13 2 13 2 13 1 6 2 5 2 6 1 5 3 5 2 5 2 5 3 5 3 4 3 4 3 4 4 3 4 4 4 3 4 3 4 2 5 3 4 2 5 1 6 2 5 1 6 1h6 6 8 7l6-1 7-2 6-2 6-2 5-3 5-3 5-3 4-4 4-4 4-5 3-6 3-5 3-6 2-7 109 10-4 9-5 10-5 10-6 11-4 5-4 6-4 5-4 5-5 5-5 4-5 5-5 5-6 4-6 4-7 4-6 4-7 4-8 3-8 3-8 3-8 3-9 3-10 2-10 1-10 2-11 1h-11zM209 73h-4l-4 1h-5l-4 1-4 1-4 1-4 1-4 1-4 2-4 2-3 2-4 2-3 2-3 3-3 3-3 3-3 4-2 3-3 4-2 4-2 4-3 5-1 5-2 5-2 5-1 6-2 6-1 6-1 6v6l-1 14h174l-2-13-1-12-3-11-3-11-3-10-4-8-3-5-2-4-3-3-3-4-2-3-3-3-4-3-3-3-3-2-4-2-3-2-4-2-4-2-4-1-4-1-4-1-5-1h-4z">
          <text:p/>
        </draw:path>
        <draw:polygon draw:style-name="gr1" draw:text-style-name="P1" draw:layer="layout" svg:width="0.26cm" svg:height="0.455cm" svg:x="15.465cm" svg:y="8.235cm" svg:viewBox="0 0 261 456" draw:points="3,456 3,114 3,83 2,52 1,26 1,15 0,12 0,9 111,9 111,11 112,15 113,26 114,52 116,81 116,104 118,104 127,81 131,71 135,61 137,56 140,51 142,47 145,43 147,39 150,35 153,31 156,28 159,25 162,22 165,19 169,16 172,14 176,11 180,9 184,7 188,6 193,4 198,3 203,2 208,1 213,0 219,0 225,0 230,0 235,0 240,1 245,2 250,3 254,4 256,4 258,5 260,5 261,6 261,103 238,99 232,98 226,98 219,97 211,97 206,97 201,98 196,98 191,99 186,101 181,102 177,104 173,106 169,108 165,111 161,114 157,117 153,120 150,124 147,128 144,132 141,137 138,142 133,152 129,164 126,176 123,190 121,204 120,220 120,237 120,456">
          <text:p/>
        </draw:polygon>
        <draw:polygon draw:style-name="gr1" draw:text-style-name="P1" draw:layer="layout" svg:width="0.408cm" svg:height="0.455cm" svg:x="15.795cm" svg:y="8.235cm" svg:viewBox="0 0 409 456" draw:points="293,456 293,205 293,192 292,180 291,169 289,157 288,152 287,147 285,142 284,137 282,133 280,128 278,124 275,120 273,116 270,113 267,110 264,106 261,103 258,101 254,98 251,96 247,94 243,92 238,91 234,89 229,89 224,88 219,87 213,87 208,87 203,88 198,89 193,90 189,91 184,93 179,94 175,97 171,99 167,102 163,105 159,108 156,111 152,115 149,119 146,123 143,127 140,132 137,137 135,142 132,147 130,153 128,158 126,164 125,170 123,176 122,183 121,189 120,196 120,202 120,216 120,456 3,456 3,109 3,79 2,50 1,25 1,20 1,15 0,12 0,9 111,9 111,11 112,15 113,25 114,49 116,75 116,98 118,98 124,85 130,74 137,63 144,53 152,45 160,37 168,29 177,23 186,18 196,13 206,9 216,6 227,3 238,1 250,0 262,0 272,0 281,1 290,2 299,3 308,5 315,7 323,10 330,13 337,17 344,20 350,25 356,29 361,34 366,39 371,44 376,50 380,56 384,62 388,68 391,75 394,82 397,89 399,97 401,104 403,112 405,120 406,129 407,137 409,154 409,172 409,456">
          <text:p/>
        </draw:polygon>
        <draw:path draw:style-name="gr1" draw:text-style-name="P1" draw:layer="layout" svg:width="0.408cm" svg:height="0.463cm" svg:x="16.29cm" svg:y="8.235cm" svg:viewBox="0 0 409 464" svg:d="M209 464h-12l-11-1-12-1-11-1-10-2-11-3-10-3-10-3-9-4-9-4-9-5-9-5-8-6-7-6-8-6-7-7-6-8-7-8-5-8-6-9-5-10-4-10-5-10-4-11-3-11-3-12-2-12-2-13-2-13-1-13-1-14v-15-16l1-15 1-14 2-14 3-13 3-13 3-12 4-11 5-11 4-10 6-9 5-10 6-8 7-8 6-8 7-7 8-6 8-7 8-5 8-5 8-5 9-4 9-4 10-3 9-3 10-2 10-2 10-2 10-1 10-1 10-1h11 13l12 1 12 2 12 2 11 2 11 3 10 4 9 4 9 5 9 6 8 5 8 6 8 7 7 7 6 8 7 8 5 8 6 9 5 10 4 9 5 10 3 11 4 11 3 11 2 12 3 12 3 25 2 26 1 27v3h-287v14l1 13 2 13 2 13 1 6 2 5 2 6 1 5 3 5 2 5 2 5 3 5 3 4 3 4 3 4 4 3 4 4 4 3 4 3 4 2 5 3 4 2 5 1 6 2 5 1 6 1h6 6 8 7l6-1 7-2 6-2 6-2 5-3 5-3 5-3 4-4 4-4 4-5 3-6 3-5 3-6 2-7 109 10-4 9-5 10-5 10-6 11-4 5-4 6-4 5-4 5-5 5-5 4-5 5-5 5-6 4-6 4-7 4-6 4-7 4-8 3-8 3-8 3-8 3-9 3-10 2-10 1-10 2-11 1h-11zM209 73h-4l-4 1h-5l-4 1-4 1-4 1-4 1-4 1-4 2-4 2-3 2-4 2-3 2-3 3-3 3-3 3-3 4-2 3-3 4-2 4-2 4-3 5-1 5-2 5-2 5-1 6-2 6-1 6-1 6v6l-1 14h174l-2-13-1-12-3-11-3-11-3-10-4-8-3-5-2-4-3-3-3-4-2-3-3-3-4-3-3-3-3-2-4-2-3-2-4-2-4-2-4-1-4-1-4-1-5-1h-4z">
          <text:p/>
        </draw:path>
        <draw:polygon draw:style-name="gr1" draw:text-style-name="P1" draw:layer="layout" svg:width="0.115cm" svg:height="0.613cm" svg:x="16.786cm" svg:y="8.077cm" svg:viewBox="0 0 116 614" draw:points="0,614 0,0 116,0 116,614">
          <text:p/>
        </draw:polygon>
        <draw:custom-shape draw:style-name="gr10" draw:text-style-name="P4" draw:layer="Mise en page" svg:width="2.8cm" svg:height="1.8cm" svg:x="11cm" svg:y="6cm">
          <text:p text:style-name="P4">LXC</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Mise en page" svg:width="3.4cm" svg:height="1.8cm" svg:x="14.5cm" svg:y="6cm">
          <text:p text:style-name="P4">libvirt</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Mise en page" svg:width="4.8cm" svg:height="1.8cm" svg:x="18.2cm" svg:y="6cm">
          <text:p text:style-name="P5">systemd-nspaw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7.4cm" svg:y1="6.4cm" svg:x2="7.4cm" svg:y2="10cm">
          <text:p/>
        </draw:line>
        <draw:line draw:style-name="gr8" draw:text-style-name="P7" draw:layer="layout" svg:x1="12.4cm" svg:y1="7.8cm" svg:x2="12.4cm" svg:y2="10cm">
          <text:p/>
        </draw:line>
        <draw:line draw:style-name="gr8" draw:text-style-name="P7" draw:layer="layout" svg:x1="16.2cm" svg:y1="7.8cm" svg:x2="16.2cm" svg:y2="10cm">
          <text:p/>
        </draw:line>
        <draw:line draw:style-name="gr8" draw:text-style-name="P7" draw:layer="layout" svg:x1="20.6cm" svg:y1="7.8cm" svg:x2="20.6cm" svg:y2="10cm">
          <text:p/>
        </draw:line>
        <draw:polygon draw:style-name="gr1" draw:text-style-name="P1" draw:layer="layout" svg:width="0.434cm" svg:height="0.582cm" svg:x="11.693cm" svg:y="1.508cm" svg:viewBox="0 0 435 583" draw:points="0,583 0,0 122,0 122,489 435,489 435,583">
          <text:p/>
        </draw:polygon>
        <draw:path draw:style-name="gr1" draw:text-style-name="P1" draw:layer="layout" svg:width="0.115cm" svg:height="0.613cm" svg:x="12.212cm" svg:y="1.477cm" svg:viewBox="0 0 116 614" svg:d="M0 86v-86h116v86zM0 614v-448h116v448z">
          <text:p/>
        </draw:path>
        <draw:polygon draw:style-name="gr1" draw:text-style-name="P1" draw:layer="layout" svg:width="0.408cm" svg:height="0.455cm" svg:x="12.446cm" svg:y="1.635cm" svg:viewBox="0 0 409 456" draw:points="293,456 293,205 293,192 292,180 291,169 289,157 288,152 287,147 285,142 284,137 282,133 280,128 278,124 275,120 273,116 270,113 267,110 264,106 261,103 258,101 254,98 251,96 247,94 243,92 238,91 234,89 229,89 224,88 219,87 213,87 208,87 203,88 198,89 193,90 189,91 184,93 179,94 175,97 171,99 167,102 163,105 159,108 156,111 152,115 149,119 146,123 143,127 140,132 137,137 135,142 132,147 130,153 128,158 126,164 125,170 123,176 122,183 121,189 120,196 120,202 120,216 120,456 3,456 3,109 3,79 2,50 1,25 1,20 1,15 0,12 0,9 111,9 111,11 112,15 113,25 114,49 116,75 116,98 118,98 124,85 130,74 137,63 144,53 152,45 160,37 168,29 177,23 186,18 196,13 206,9 216,6 227,3 238,1 250,0 262,0 272,0 281,1 290,2 299,3 308,5 315,7 323,10 330,13 337,17 344,20 350,25 356,29 361,34 366,39 371,44 376,50 380,56 384,62 388,68 391,75 394,82 397,89 399,97 401,104 403,112 405,120 406,129 407,137 409,154 409,172 409,456">
          <text:p/>
        </draw:polygon>
        <draw:polygon draw:style-name="gr1" draw:text-style-name="P1" draw:layer="layout" svg:width="0.408cm" svg:height="0.455cm" svg:x="12.959cm" svg:y="1.643cm" svg:viewBox="0 0 409 456" draw:points="116,0 116,251 116,264 117,276 119,288 120,299 121,304 123,309 124,314 126,319 128,324 130,328 132,332 134,336 136,340 139,344 142,347 145,350 148,353 151,356 155,358 159,360 162,362 167,364 171,366 175,367 180,368 185,369 190,369 196,369 201,369 206,369 211,368 216,367 220,365 225,364 230,362 234,360 238,357 242,355 246,352 250,349 253,345 257,341 260,337 263,333 266,329 269,324 272,319 274,314 277,309 279,304 281,298 283,292 284,286 286,280 287,274 288,267 289,261 289,254 290,240 290,0 406,0 406,348 406,377 407,407 408,431 409,448 298,448 297,432 295,408 294,381 293,359 291,359 285,371 279,382 272,393 265,403 257,412 249,420 241,427 232,433 223,438 213,443 203,447 193,450 182,453 171,455 159,456 147,456 137,456 128,455 119,454 110,453 102,451 94,449 86,446 79,443 72,439 66,436 59,431 53,427 48,422 43,417 38,412 33,407 29,401 25,395 21,388 18,381 15,375 12,367 10,360 8,352 6,344 4,336 3,328 2,319 0,302 0,284 0,0">
          <text:p/>
        </draw:polygon>
        <draw:polygon draw:style-name="gr1" draw:text-style-name="P1" draw:layer="layout" svg:width="0.458cm" svg:height="0.447cm" svg:x="13.428cm" svg:y="1.643cm" svg:viewBox="0 0 459 448" draw:points="333,448 229,286 124,448 0,448 164,216 8,0 133,0 229,146 324,0 450,0 294,215 459,448">
          <text:p/>
        </draw:polygon>
        <draw:polygon draw:style-name="gr1" draw:text-style-name="P1" draw:layer="layout" svg:width="0.546cm" svg:height="0.582cm" svg:x="14.186cm" svg:y="1.508cm" svg:viewBox="0 0 547 583" draw:points="403,583 194,315 122,370 122,583 0,583 0,0 122,0 122,264 385,0 527,0 278,247 547,583">
          <text:p/>
        </draw:polygon>
        <draw:path draw:style-name="gr1" draw:text-style-name="P1" draw:layer="layout" svg:width="0.408cm" svg:height="0.463cm" svg:x="14.773cm" svg:y="1.635cm" svg:viewBox="0 0 409 464" svg:d="M209 464h-12l-11-1-12-1-11-1-10-2-11-3-10-3-10-3-9-4-9-4-9-5-9-5-8-6-7-6-8-6-7-7-6-8-7-8-5-8-6-9-5-10-4-10-5-10-4-11-3-11-3-12-2-12-2-13-2-13-1-13-1-14v-15-16l1-15 1-14 2-14 3-13 3-13 3-12 4-11 5-11 4-10 6-9 5-10 6-8 7-8 6-8 7-7 8-6 8-7 8-5 8-5 8-5 9-4 9-4 10-3 9-3 10-2 10-2 10-2 10-1 10-1 10-1h11 13l12 1 12 2 12 2 11 2 11 3 10 4 9 4 9 5 9 6 8 5 8 6 8 7 7 7 6 8 7 8 5 8 6 9 5 10 4 9 5 10 3 11 4 11 3 11 2 12 3 12 3 25 2 26 1 27v3h-287v14l1 13 2 13 2 13 1 6 2 5 2 6 1 5 3 5 2 5 2 5 3 5 3 4 3 4 3 4 4 3 4 4 4 3 4 3 4 2 5 3 4 2 5 1 6 2 5 1 6 1h6 6 8 7l6-1 7-2 6-2 6-2 5-3 5-3 5-3 4-4 4-4 4-5 3-6 3-5 3-6 2-7 109 10-4 9-5 10-5 10-6 11-4 5-4 6-4 5-4 5-5 5-5 4-5 5-5 5-6 4-6 4-7 4-6 4-7 4-8 3-8 3-8 3-8 3-9 3-10 2-10 1-10 2-11 1h-11zM209 73h-4l-4 1h-5l-4 1-4 1-4 1-4 1-4 1-4 2-4 2-3 2-4 2-3 2-3 3-3 3-3 3-3 4-2 3-3 4-2 4-2 4-3 5-1 5-2 5-2 5-1 6-2 6-1 6-1 6v6l-1 14h174l-2-13-1-12-3-11-3-11-3-10-4-8-3-5-2-4-3-3-3-4-2-3-3-3-4-3-3-3-3-2-4-2-3-2-4-2-4-2-4-1-4-1-4-1-5-1h-4z">
          <text:p/>
        </draw:path>
        <draw:polygon draw:style-name="gr1" draw:text-style-name="P1" draw:layer="layout" svg:width="0.26cm" svg:height="0.455cm" svg:x="15.265cm" svg:y="1.635cm" svg:viewBox="0 0 261 456" draw:points="3,456 3,114 3,83 2,52 1,26 1,15 0,12 0,9 111,9 111,11 112,15 113,26 114,52 116,81 116,104 118,104 127,81 131,71 135,61 137,56 140,51 142,47 145,43 147,39 150,35 153,31 156,28 159,25 162,22 165,19 169,16 172,14 176,11 180,9 184,7 188,6 193,4 198,3 203,2 208,1 213,0 219,0 225,0 230,0 235,0 240,1 245,2 250,3 254,4 256,4 258,5 260,5 261,6 261,103 238,99 232,98 226,98 219,97 211,97 206,97 201,98 196,98 191,99 186,101 181,102 177,104 173,106 169,108 165,111 161,114 157,117 153,120 150,124 147,128 144,132 141,137 138,142 133,152 129,164 126,176 123,190 121,204 120,220 120,237 120,456">
          <text:p/>
        </draw:polygon>
        <draw:polygon draw:style-name="gr1" draw:text-style-name="P1" draw:layer="layout" svg:width="0.408cm" svg:height="0.455cm" svg:x="15.595cm" svg:y="1.635cm" svg:viewBox="0 0 409 456" draw:points="293,456 293,205 293,192 292,180 291,169 289,157 288,152 287,147 285,142 284,137 282,133 280,128 278,124 275,120 273,116 270,113 267,110 264,106 261,103 258,101 254,98 251,96 247,94 243,92 238,91 234,89 229,89 224,88 219,87 213,87 208,87 203,88 198,89 193,90 189,91 184,93 179,94 175,97 171,99 167,102 163,105 159,108 156,111 152,115 149,119 146,123 143,127 140,132 137,137 135,142 132,147 130,153 128,158 126,164 125,170 123,176 122,183 121,189 120,196 120,202 120,216 120,456 3,456 3,109 3,79 2,50 1,25 1,20 1,15 0,12 0,9 111,9 111,11 112,15 113,25 114,49 116,75 116,98 118,98 124,85 130,74 137,63 144,53 152,45 160,37 168,29 177,23 186,18 196,13 206,9 216,6 227,3 238,1 250,0 262,0 272,0 281,1 290,2 299,3 308,5 315,7 323,10 330,13 337,17 344,20 350,25 356,29 361,34 366,39 371,44 376,50 380,56 384,62 388,68 391,75 394,82 397,89 399,97 401,104 403,112 405,120 406,129 407,137 409,154 409,172 409,456">
          <text:p/>
        </draw:polygon>
        <draw:path draw:style-name="gr1" draw:text-style-name="P1" draw:layer="layout" svg:width="0.408cm" svg:height="0.463cm" svg:x="16.09cm" svg:y="1.635cm" svg:viewBox="0 0 409 464" svg:d="M209 464h-12l-11-1-12-1-11-1-10-2-11-3-10-3-10-3-9-4-9-4-9-5-9-5-8-6-7-6-8-6-7-7-6-8-7-8-5-8-6-9-5-10-4-10-5-10-4-11-3-11-3-12-2-12-2-13-2-13-1-13-1-14v-15-16l1-15 1-14 2-14 3-13 3-13 3-12 4-11 5-11 4-10 6-9 5-10 6-8 7-8 6-8 7-7 8-6 8-7 8-5 8-5 8-5 9-4 9-4 10-3 9-3 10-2 10-2 10-2 10-1 10-1 10-1h11 13l12 1 12 2 12 2 11 2 11 3 10 4 9 4 9 5 9 6 8 5 8 6 8 7 7 7 6 8 7 8 5 8 6 9 5 10 4 9 5 10 3 11 4 11 3 11 2 12 3 12 3 25 2 26 1 27v3h-287v14l1 13 2 13 2 13 1 6 2 5 2 6 1 5 3 5 2 5 2 5 3 5 3 4 3 4 3 4 4 3 4 4 4 3 4 3 4 2 5 3 4 2 5 1 6 2 5 1 6 1h6 6 8 7l6-1 7-2 6-2 6-2 5-3 5-3 5-3 4-4 4-4 4-5 3-6 3-5 3-6 2-7 109 10-4 9-5 10-5 10-6 11-4 5-4 6-4 5-4 5-5 5-5 4-5 5-5 5-6 4-6 4-7 4-6 4-7 4-8 3-8 3-8 3-8 3-9 3-10 2-10 1-10 2-11 1h-11zM209 73h-4l-4 1h-5l-4 1-4 1-4 1-4 1-4 1-4 2-4 2-3 2-4 2-3 2-3 3-3 3-3 3-3 4-2 3-3 4-2 4-2 4-3 5-1 5-2 5-2 5-1 6-2 6-1 6-1 6v6l-1 14h174l-2-13-1-12-3-11-3-11-3-10-4-8-3-5-2-4-3-3-3-4-2-3-3-3-4-3-3-3-3-2-4-2-3-2-4-2-4-2-4-1-4-1-4-1-5-1h-4z">
          <text:p/>
        </draw:path>
        <draw:polygon draw:style-name="gr1" draw:text-style-name="P1" draw:layer="layout" svg:width="0.115cm" svg:height="0.613cm" svg:x="16.586cm" svg:y="1.477cm" svg:viewBox="0 0 116 614" draw:points="0,614 0,0 116,0 116,614">
          <text:p/>
        </draw:polygon>
        <draw:custom-shape draw:style-name="gr13" draw:text-style-name="P8" draw:layer="layout" svg:width="17.6cm" svg:height="4.8cm" svg:x="5.4cm" svg:y="0.2cm">
          <text:p text:style-name="P8"><text:span text:style-name="T3">Docke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7" draw:layer="layout" svg:width="3.417cm" svg:height="3.113cm" svg:x="17.6cm" svg:y="1.487cm">
          <draw:image xlink:href="Pictures/100000000000010000000100BED5A18B.png" xlink:type="simple" xlink:show="embed" xlink:actuate="onLoad">
            <text:p/>
          </draw:image>
        </draw:frame>
        <draw:custom-shape draw:style-name="gr15" draw:text-style-name="P9" draw:layer="Mise en page" svg:width="4.4cm" svg:height="1.8cm" svg:x="5.4cm" svg:y="4.6cm">
          <text:p text:style-name="P9">libcontaine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9"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style:font-pitch="fixed"/>
    <style:font-face style:name="Consolas" svg:font-family="Consolas"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hatch draw:name="Black_20_0_20_Degrees" draw:display-name="Black 0 Degrees" draw:style="single" draw:color="#000000" draw:distance="0.102cm" draw:rotation="0"/>
    <draw:fill-image draw:name="Bitmap_20_1" draw:display-name="Bitmap 1" xlink:href="Pictures/100000000000010000000100BED5A18B.png" xlink:type="simple" xlink:show="embed" xlink:actuate="onLoad"/>
    <draw:opacity draw:name="Transparency_20_1" draw:display-name="Transparency 1" draw:style="linear" draw:start="100%" draw:end="0%" draw:angle="0" draw:border="0%"/>
    <draw:opacity draw:name="Transparency_20_2" draw:display-name="Transparency 2" draw:style="ellipsoid" draw:cx="50%" draw:cy="50%"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guillome </meta:initial-creator>
    <meta:creation-date>2016-06-14T14:37:47.198684233</meta:creation-date>
    <dc:date>2016-06-14T15:05:19.518212745</dc:date>
    <dc:creator>rguillome </dc:creator>
    <meta:editing-duration>PT11M20S</meta:editing-duration>
    <meta:editing-cycles>3</meta:editing-cycles>
    <meta:generator>LibreOffice/4.3.3.2$Linux_X86_64 LibreOffice_project/430m0$Build-2</meta:generator>
    <meta:document-statistic meta:object-count="115"/>
  </office:meta>
</office:document-meta>
</file>